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atternTypeFilter.match( Class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tternTypeFilter.RegexPatternTypeFilter(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